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25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75352" calcext:value-type="float">
            <text:p>170.0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25-06-0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563032" calcext:value-type="float">
            <text:p>170.5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25-03-1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569128" calcext:value-type="float">
            <text:p>170.5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25-03-1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569128" calcext:value-type="float">
            <text:p>170.5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25-01-1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76392" calcext:value-type="float">
            <text:p>170.7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24-09-0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40984" calcext:value-type="float">
            <text:p>170.9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24-07-09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53632" calcext:value-type="float">
            <text:p>171.5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24-04-04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24-01-12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212512" calcext:value-type="float">
            <text:p>170.2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23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70552" calcext:value-type="float">
            <text:p>169.7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23-07-19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21556" calcext:value-type="float">
            <text:p>170.2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23-03-09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63872" calcext:value-type="float">
            <text:p>169.6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23-01-2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97984" calcext:value-type="float">
            <text:p>169.7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22-09-26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76648" calcext:value-type="float">
            <text:p>169.7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22-06-3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94936" calcext:value-type="float">
            <text:p>169.7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22-03-02 22:17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18152" calcext:value-type="float">
            <text:p>169.6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22-01-11 18:30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49216" calcext:value-type="float">
            <text:p>169.7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21-08-26 19:10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99864" calcext:value-type="float">
            <text:p>169.5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21-06-22 15:45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26128" calcext:value-type="float">
            <text:p>169.4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21-03-15 17:38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13352" calcext:value-type="float">
            <text:p>169.3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21-01-05 18:15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7736" calcext:value-type="float">
            <text:p>169.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20-07-06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04208" calcext:value-type="float">
            <text:p>169.3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20-03-18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21328" calcext:value-type="float">
            <text:p>169.1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20-01-28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06672" calcext:value-type="float">
            <text:p>169.2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9-11-0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18864" calcext:value-type="float">
            <text:p>169.2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9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164" calcext:value-type="float">
            <text:p>169.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9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13352" calcext:value-type="float">
            <text:p>169.3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9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49344" calcext:value-type="float">
            <text:p>169.2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9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79824" calcext:value-type="float">
            <text:p>169.2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9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82872" calcext:value-type="float">
            <text:p>169.2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9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79824" calcext:value-type="float">
            <text:p>169.2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9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73728" calcext:value-type="float">
            <text:p>169.2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9-07-22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34104" calcext:value-type="float">
            <text:p>169.2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9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79824" calcext:value-type="float">
            <text:p>169.2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9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92016" calcext:value-type="float">
            <text:p>169.2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9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402" calcext:value-type="float">
            <text:p>169.2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9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85336" calcext:value-type="float">
            <text:p>169.1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9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73144" calcext:value-type="float">
            <text:p>169.1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9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73144" calcext:value-type="float">
            <text:p>169.1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9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96944" calcext:value-type="float">
            <text:p>169.0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9-04-12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35984" calcext:value-type="float">
            <text:p>169.0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9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15232" calcext:value-type="float">
            <text:p>169.1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9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42664" calcext:value-type="float">
            <text:p>169.1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9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99992" calcext:value-type="float">
            <text:p>169.0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9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4208" calcext:value-type="float">
            <text:p>169.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9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63416" calcext:value-type="float">
            <text:p>169.0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9-01-22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09136" calcext:value-type="float">
            <text:p>169.1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9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48176" calcext:value-type="float">
            <text:p>169.0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9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84752" calcext:value-type="float">
            <text:p>169.0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8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09136" calcext:value-type="float">
            <text:p>169.1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8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39032" calcext:value-type="float">
            <text:p>169.0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8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67048" calcext:value-type="float">
            <text:p>169.1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8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45712" calcext:value-type="float">
            <text:p>169.1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8-10-30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06088" calcext:value-type="float">
            <text:p>169.1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8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51808" calcext:value-type="float">
            <text:p>169.1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8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878" calcext:value-type="float">
            <text:p>169.0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8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48176" calcext:value-type="float">
            <text:p>169.0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8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32936" calcext:value-type="float">
            <text:p>169.0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8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54272" calcext:value-type="float">
            <text:p>169.0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8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39032" calcext:value-type="float">
            <text:p>169.0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8-07-1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39032" calcext:value-type="float">
            <text:p>169.0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8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45128" calcext:value-type="float">
            <text:p>169.0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8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54272" calcext:value-type="float">
            <text:p>169.0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8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8112" calcext:value-type="float">
            <text:p>168.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8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05504" calcext:value-type="float">
            <text:p>169.0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8-05-22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17112" calcext:value-type="float">
            <text:p>168.9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8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75024" calcext:value-type="float">
            <text:p>168.9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8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07968" calcext:value-type="float">
            <text:p>168.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8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71976" calcext:value-type="float">
            <text:p>168.9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8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32352" calcext:value-type="float">
            <text:p>168.9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8-03-19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53688" calcext:value-type="float">
            <text:p>168.9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8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86632" calcext:value-type="float">
            <text:p>168.8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8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11016" calcext:value-type="float">
            <text:p>168.9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8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11016" calcext:value-type="float">
            <text:p>168.9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8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83584" calcext:value-type="float">
            <text:p>168.8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8-01-1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14064" calcext:value-type="float">
            <text:p>168.9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8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07968" calcext:value-type="float">
            <text:p>168.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8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2016" calcext:value-type="float">
            <text:p>168.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7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26256" calcext:value-type="float">
            <text:p>168.9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7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01872" calcext:value-type="float">
            <text:p>168.9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7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11016" calcext:value-type="float">
            <text:p>168.9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7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71392" calcext:value-type="float">
            <text:p>168.8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7-10-27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86632" calcext:value-type="float">
            <text:p>168.8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7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35984" calcext:value-type="float">
            <text:p>169.0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7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44544" calcext:value-type="float">
            <text:p>168.9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7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2016" calcext:value-type="float">
            <text:p>168.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7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6588" calcext:value-type="float">
            <text:p>168.9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7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95776" calcext:value-type="float">
            <text:p>168.8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7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32352" calcext:value-type="float">
            <text:p>168.9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7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26256" calcext:value-type="float">
            <text:p>168.9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7-07-1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98824" calcext:value-type="float">
            <text:p>168.8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7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71392" calcext:value-type="float">
            <text:p>168.8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7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8968" calcext:value-type="float">
            <text:p>168.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7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47008" calcext:value-type="float">
            <text:p>168.8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7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04336" calcext:value-type="float">
            <text:p>168.8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7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34816" calcext:value-type="float">
            <text:p>168.8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7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92144" calcext:value-type="float">
            <text:p>168.7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7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61664" calcext:value-type="float">
            <text:p>168.7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7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53104" calcext:value-type="float">
            <text:p>168.8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7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01288" calcext:value-type="float">
            <text:p>168.8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7-02-1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83" calcext:value-type="float">
            <text:p>168.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7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25672" calcext:value-type="float">
            <text:p>168.8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7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92144" calcext:value-type="float">
            <text:p>168.7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7-01-05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43376" calcext:value-type="float">
            <text:p>168.7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7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31184" calcext:value-type="float">
            <text:p>168.7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6-10-06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19576" calcext:value-type="float">
            <text:p>168.8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6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55568" calcext:value-type="float">
            <text:p>168.7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6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6776" calcext:value-type="float">
            <text:p>168.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6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49472" calcext:value-type="float">
            <text:p>168.7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6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64712" calcext:value-type="float">
            <text:p>168.7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6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58616" calcext:value-type="float">
            <text:p>168.7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6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34232" calcext:value-type="float">
            <text:p>168.7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6-07-11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79952" calcext:value-type="float">
            <text:p>168.7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6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09848" calcext:value-type="float">
            <text:p>168.7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6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85464" calcext:value-type="float">
            <text:p>168.6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6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64128" calcext:value-type="float">
            <text:p>168.6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6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09264" calcext:value-type="float">
            <text:p>168.6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6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6964" calcext:value-type="float">
            <text:p>168.5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6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48304" calcext:value-type="float">
            <text:p>168.5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6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90976" calcext:value-type="float">
            <text:p>168.5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6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73856" calcext:value-type="float">
            <text:p>168.7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6-03-14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79368" calcext:value-type="float">
            <text:p>168.6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6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6108" calcext:value-type="float">
            <text:p>168.6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6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64128" calcext:value-type="float">
            <text:p>168.6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6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78784" calcext:value-type="float">
            <text:p>168.5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6-01-21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068" calcext:value-type="float">
            <text:p>168.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6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64128" calcext:value-type="float">
            <text:p>168.6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6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94608" calcext:value-type="float">
            <text:p>168.6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5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33648" calcext:value-type="float">
            <text:p>168.6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5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03752" calcext:value-type="float">
            <text:p>168.7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5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306" calcext:value-type="float">
            <text:p>168.6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5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25088" calcext:value-type="float">
            <text:p>168.7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5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28136" calcext:value-type="float">
            <text:p>168.7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5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2204" calcext:value-type="float">
            <text:p>168.7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5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18992" calcext:value-type="float">
            <text:p>168.7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5-09-02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40328" calcext:value-type="float">
            <text:p>168.7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5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40328" calcext:value-type="float">
            <text:p>168.7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5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5252" calcext:value-type="float">
            <text:p>168.7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5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12896" calcext:value-type="float">
            <text:p>168.7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5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9156" calcext:value-type="float">
            <text:p>168.6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5-07-0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94608" calcext:value-type="float">
            <text:p>168.6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5-03-04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81832" calcext:value-type="float">
            <text:p>168.5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5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97072" calcext:value-type="float">
            <text:p>168.5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5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36696" calcext:value-type="float">
            <text:p>168.6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5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36696" calcext:value-type="float">
            <text:p>168.6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5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00704" calcext:value-type="float">
            <text:p>168.7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5-01-13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66592" calcext:value-type="float">
            <text:p>168.5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5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36696" calcext:value-type="float">
            <text:p>168.6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4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4584" calcext:value-type="float">
            <text:p>168.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4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85464" calcext:value-type="float">
            <text:p>168.6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4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7632" calcext:value-type="float">
            <text:p>168.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4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70224" calcext:value-type="float">
            <text:p>168.6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4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31184" calcext:value-type="float">
            <text:p>168.7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4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12896" calcext:value-type="float">
            <text:p>168.7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4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28136" calcext:value-type="float">
            <text:p>168.7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4-09-0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03168" calcext:value-type="float">
            <text:p>168.6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4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33648" calcext:value-type="float">
            <text:p>168.6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4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23336" calcext:value-type="float">
            <text:p>168.4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4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47136" calcext:value-type="float">
            <text:p>168.3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4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29432" calcext:value-type="float">
            <text:p>168.4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4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47136" calcext:value-type="float">
            <text:p>168.3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4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87344" calcext:value-type="float">
            <text:p>168.4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4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89808" calcext:value-type="float">
            <text:p>168.3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4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44672" calcext:value-type="float">
            <text:p>168.4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3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33064" calcext:value-type="float">
            <text:p>168.5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3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75152" calcext:value-type="float">
            <text:p>168.4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3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65424" calcext:value-type="float">
            <text:p>168.3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3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81248" calcext:value-type="float">
            <text:p>168.4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3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782" calcext:value-type="float">
            <text:p>168.4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3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0868" calcext:value-type="float">
            <text:p>168.5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3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87344" calcext:value-type="float">
            <text:p>168.4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3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02584" calcext:value-type="float">
            <text:p>168.5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3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44672" calcext:value-type="float">
            <text:p>168.4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3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75152" calcext:value-type="float">
            <text:p>168.4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3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87344" calcext:value-type="float">
            <text:p>168.4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3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59912" calcext:value-type="float">
            <text:p>168.4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3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66008" calcext:value-type="float">
            <text:p>168.4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3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50768" calcext:value-type="float">
            <text:p>168.4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3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81248" calcext:value-type="float">
            <text:p>168.4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3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44672" calcext:value-type="float">
            <text:p>168.4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3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05048" calcext:value-type="float">
            <text:p>168.4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3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92856" calcext:value-type="float">
            <text:p>168.3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3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65424" calcext:value-type="float">
            <text:p>168.3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3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55696" calcext:value-type="float">
            <text:p>168.2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3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16656" calcext:value-type="float">
            <text:p>168.3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3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92272" calcext:value-type="float">
            <text:p>168.2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3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86176" calcext:value-type="float">
            <text:p>168.2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3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8676" calcext:value-type="float">
            <text:p>168.3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3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28848" calcext:value-type="float">
            <text:p>168.3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3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92272" calcext:value-type="float">
            <text:p>168.2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3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44088" calcext:value-type="float">
            <text:p>168.3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3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258" calcext:value-type="float">
            <text:p>168.3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3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01416" calcext:value-type="float">
            <text:p>168.3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2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09976" calcext:value-type="float">
            <text:p>168.2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2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73984" calcext:value-type="float">
            <text:p>168.2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2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1056" calcext:value-type="float">
            <text:p>168.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2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07512" calcext:value-type="float">
            <text:p>168.3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2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77616" calcext:value-type="float">
            <text:p>168.3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2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5628" calcext:value-type="float">
            <text:p>168.3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2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41624" calcext:value-type="float">
            <text:p>168.4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2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08096" calcext:value-type="float">
            <text:p>168.4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2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14192" calcext:value-type="float">
            <text:p>168.4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2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8676" calcext:value-type="float">
            <text:p>168.3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2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35528" calcext:value-type="float">
            <text:p>168.4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2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8676" calcext:value-type="float">
            <text:p>168.3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2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5628" calcext:value-type="float">
            <text:p>168.3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2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13608" calcext:value-type="float">
            <text:p>168.3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2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83128" calcext:value-type="float">
            <text:p>168.2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2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9532" calcext:value-type="float">
            <text:p>168.2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2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92272" calcext:value-type="float">
            <text:p>168.2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2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76448" calcext:value-type="float">
            <text:p>168.1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2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4292" calcext:value-type="float">
            <text:p>168.1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2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36824" calcext:value-type="float">
            <text:p>168.1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2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972" calcext:value-type="float">
            <text:p>168.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2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72816" calcext:value-type="float">
            <text:p>168.0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2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85008" calcext:value-type="float">
            <text:p>168.0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2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39288" calcext:value-type="float">
            <text:p>168.0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2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6672" calcext:value-type="float">
            <text:p>168.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2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5148" calcext:value-type="float">
            <text:p>168.0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2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06344" calcext:value-type="float">
            <text:p>168.1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1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91104" calcext:value-type="float">
            <text:p>168.0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1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57576" calcext:value-type="float">
            <text:p>168.0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1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85008" calcext:value-type="float">
            <text:p>168.0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1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30728" calcext:value-type="float">
            <text:p>168.1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1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39872" calcext:value-type="float">
            <text:p>168.1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1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64256" calcext:value-type="float">
            <text:p>168.1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1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52064" calcext:value-type="float">
            <text:p>168.1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1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93568" calcext:value-type="float">
            <text:p>167.9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1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78328" calcext:value-type="float">
            <text:p>167.9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1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61208" calcext:value-type="float">
            <text:p>168.1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1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21" calcext:value-type="float">
            <text:p>168.0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1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30144" calcext:value-type="float">
            <text:p>168.0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1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17952" calcext:value-type="float">
            <text:p>168.0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1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17952" calcext:value-type="float">
            <text:p>168.0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1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50896" calcext:value-type="float">
            <text:p>167.9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1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72232" calcext:value-type="float">
            <text:p>167.9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1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89936" calcext:value-type="float">
            <text:p>167.8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1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50896" calcext:value-type="float">
            <text:p>167.9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1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75864" calcext:value-type="float">
            <text:p>168.0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1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02712" calcext:value-type="float">
            <text:p>168.0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1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99664" calcext:value-type="float">
            <text:p>167.9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1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6004" calcext:value-type="float">
            <text:p>167.9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1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47848" calcext:value-type="float">
            <text:p>167.9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1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26512" calcext:value-type="float">
            <text:p>167.9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1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50896" calcext:value-type="float">
            <text:p>167.9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1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14904" calcext:value-type="float">
            <text:p>168.0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1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2956" calcext:value-type="float">
            <text:p>167.9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0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686" calcext:value-type="float">
            <text:p>167.8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0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96616" calcext:value-type="float">
            <text:p>167.9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0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6004" calcext:value-type="float">
            <text:p>167.9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0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30144" calcext:value-type="float">
            <text:p>168.0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0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42336" calcext:value-type="float">
            <text:p>168.0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0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48432" calcext:value-type="float">
            <text:p>168.0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0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78328" calcext:value-type="float">
            <text:p>167.9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0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01544" calcext:value-type="float">
            <text:p>167.8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0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35072" calcext:value-type="float">
            <text:p>167.8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0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89352" calcext:value-type="float">
            <text:p>167.7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0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16784" calcext:value-type="float">
            <text:p>167.8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10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41168" calcext:value-type="float">
            <text:p>167.8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9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50312" calcext:value-type="float">
            <text:p>167.8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9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64968" calcext:value-type="float">
            <text:p>167.7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9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41168" calcext:value-type="float">
            <text:p>167.8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9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65552" calcext:value-type="float">
            <text:p>167.8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9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77744" calcext:value-type="float">
            <text:p>167.8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9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59456" calcext:value-type="float">
            <text:p>167.8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9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89936" calcext:value-type="float">
            <text:p>167.8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9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0764" calcext:value-type="float">
            <text:p>167.8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9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95448" calcext:value-type="float">
            <text:p>167.7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9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47264" calcext:value-type="float">
            <text:p>167.8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9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41168" calcext:value-type="float">
            <text:p>167.8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9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01544" calcext:value-type="float">
            <text:p>167.8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9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4668" calcext:value-type="float">
            <text:p>167.7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9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22296" calcext:value-type="float">
            <text:p>167.7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9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37536" calcext:value-type="float">
            <text:p>167.7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9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82672" calcext:value-type="float">
            <text:p>167.6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9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12568" calcext:value-type="float">
            <text:p>167.6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9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06472" calcext:value-type="float">
            <text:p>167.6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9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27808" calcext:value-type="float">
            <text:p>167.6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9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2476" calcext:value-type="float">
            <text:p>167.6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9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91816" calcext:value-type="float">
            <text:p>167.6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9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97912" calcext:value-type="float">
            <text:p>167.6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9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7048" calcext:value-type="float">
            <text:p>167.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8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30272" calcext:value-type="float">
            <text:p>167.5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8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49144" calcext:value-type="float">
            <text:p>167.6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8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8572" calcext:value-type="float">
            <text:p>167.6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8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82672" calcext:value-type="float">
            <text:p>167.6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8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79624" calcext:value-type="float">
            <text:p>167.6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8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01544" calcext:value-type="float">
            <text:p>167.8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8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95448" calcext:value-type="float">
            <text:p>167.7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8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64384" calcext:value-type="float">
            <text:p>167.6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8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52776" calcext:value-type="float">
            <text:p>167.7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8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68016" calcext:value-type="float">
            <text:p>167.7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8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58872" calcext:value-type="float">
            <text:p>167.7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8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6192" calcext:value-type="float">
            <text:p>167.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8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64968" calcext:value-type="float">
            <text:p>167.7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8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28392" calcext:value-type="float">
            <text:p>167.7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8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19248" calcext:value-type="float">
            <text:p>167.7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8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19248" calcext:value-type="float">
            <text:p>167.7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8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49144" calcext:value-type="float">
            <text:p>167.6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8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2476" calcext:value-type="float">
            <text:p>167.6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8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91232" calcext:value-type="float">
            <text:p>167.5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8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27224" calcext:value-type="float">
            <text:p>167.5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8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84552" calcext:value-type="float">
            <text:p>167.4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8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00376" calcext:value-type="float">
            <text:p>167.6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8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9428" calcext:value-type="float">
            <text:p>167.5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8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7904" calcext:value-type="float">
            <text:p>167.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8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06472" calcext:value-type="float">
            <text:p>167.6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8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81504" calcext:value-type="float">
            <text:p>167.4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8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58288" calcext:value-type="float">
            <text:p>167.6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7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33904" calcext:value-type="float">
            <text:p>167.6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7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21128" calcext:value-type="float">
            <text:p>167.5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7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12568" calcext:value-type="float">
            <text:p>167.6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7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43048" calcext:value-type="float">
            <text:p>167.6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7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12568" calcext:value-type="float">
            <text:p>167.6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7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5524" calcext:value-type="float">
            <text:p>167.6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5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12184" calcext:value-type="float">
            <text:p>167.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5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66976" calcext:value-type="float">
            <text:p>167.0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5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82216" calcext:value-type="float">
            <text:p>167.0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5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115744" calcext:value-type="float">
            <text:p>167.1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4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143176" calcext:value-type="float">
            <text:p>167.1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4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158416" calcext:value-type="float">
            <text:p>167.1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4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82216" calcext:value-type="float">
            <text:p>167.0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4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134032" calcext:value-type="float">
            <text:p>167.1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4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130984" calcext:value-type="float">
            <text:p>167.1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4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115744" calcext:value-type="float">
            <text:p>167.1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4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97456" calcext:value-type="float">
            <text:p>167.0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4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27352" calcext:value-type="float">
            <text:p>167.0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4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987728" calcext:value-type="float">
            <text:p>166.9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4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8844" calcext:value-type="float">
            <text:p>166.5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4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99336" calcext:value-type="float">
            <text:p>166.8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3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960296" calcext:value-type="float">
            <text:p>166.9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2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59128" calcext:value-type="float">
            <text:p>166.7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2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98168" calcext:value-type="float">
            <text:p>166.6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2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1892" calcext:value-type="float">
            <text:p>166.6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1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89024" calcext:value-type="float">
            <text:p>166.6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1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76832" calcext:value-type="float">
            <text:p>166.6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1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55496" calcext:value-type="float">
            <text:p>166.6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1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494" calcext:value-type="float">
            <text:p>166.6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0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51864" calcext:value-type="float">
            <text:p>166.5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0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08024" calcext:value-type="float">
            <text:p>166.3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2000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08024" calcext:value-type="float">
            <text:p>166.3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1999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18336" calcext:value-type="float">
            <text:p>166.5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1999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5128" calcext:value-type="float">
            <text:p>166.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1999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02512" calcext:value-type="float">
            <text:p>166.4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1999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86688" calcext:value-type="float">
            <text:p>166.2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1999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17168" calcext:value-type="float">
            <text:p>166.3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1998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6652" calcext:value-type="float">
            <text:p>166.4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1998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5128" calcext:value-type="float">
            <text:p>166.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1998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39088" calcext:value-type="float">
            <text:p>166.4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1998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17168" calcext:value-type="float">
            <text:p>166.3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1998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04392" calcext:value-type="float">
            <text:p>166.2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1998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922" calcext:value-type="float">
            <text:p>166.1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1997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86104" calcext:value-type="float">
            <text:p>166.1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1997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01928" calcext:value-type="float">
            <text:p>166.3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1997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2268" calcext:value-type="float">
            <text:p>166.2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1997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77544" calcext:value-type="float">
            <text:p>166.2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1997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80008" calcext:value-type="float">
            <text:p>166.1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1997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3124" calcext:value-type="float">
            <text:p>166.1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1997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79424" calcext:value-type="float">
            <text:p>166.0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1996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3124" calcext:value-type="float">
            <text:p>166.1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1996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61136" calcext:value-type="float">
            <text:p>166.0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1996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06856" calcext:value-type="float">
            <text:p>166.1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1996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42848" calcext:value-type="float">
            <text:p>166.0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1996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05104" calcext:value-type="float">
            <text:p>165.8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32</text:p>
          </table:table-cell>
          <table:table-cell office:value-type="string" calcext:value-type="string">
            <text:p>Middle Sheep Creek Wash</text:p>
          </table:table-cell>
          <table:table-cell office:value-type="string" calcext:value-type="string">
            <text:p>1996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6548" calcext:value-type="float">
            <text:p>165.7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32" meta:object-count="0"/>
    <meta:user-defined meta:name="AppVersion">3.0</meta:user-defined>
  </office:meta>
</office:document-meta>
</file>